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1cm"/>
    </style:style>
    <style:style style:name="co2" style:family="table-column">
      <style:table-column-properties fo:break-before="auto" style:column-width="4.68cm"/>
    </style:style>
    <style:style style:name="co3" style:family="table-column">
      <style:table-column-properties fo:break-before="auto" style:column-width="1.711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11.083cm"/>
    </style:style>
    <style:style style:name="co6" style:family="table-column">
      <style:table-column-properties fo:break-before="auto" style:column-width="6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language="en" fo:country="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7pt" style:font-size-asian="7pt" style:font-size-complex="7pt"/>
    </style:style>
    <style:style style:name="ce2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erif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0pt" fo:language="en" fo:country="IN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0pt" fo:language="en" fo:country="IN" style:font-size-asian="10pt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25"/>
        <table:table-column table:style-name="co7" table:number-columns-repeated="1018" table:default-cell-style-name="ce11"/>
        <table:table-row table:style-name="ro1">
          <table:table-cell table:style-name="ce9" office:value-type="string" calcext:value-type="string">
            <text:p>Sl. No.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17" office:value-type="string" calcext:value-type="string">
            <text:p>Link</text:p>
          </table:table-cell>
          <table:table-cell table:style-name="ce23" office:value-type="string" calcext:value-type="string">
            <text:p>Distributor Part Number</text:p>
          </table:table-cell>
          <table:table-cell table:number-columns-repeated="101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PCB Printing</text:p>
          </table:table-cell>
          <table:table-cell table:style-name="ce10"/>
          <table:table-cell table:style-name="ce12"/>
          <table:table-cell table:style-name="ce18" table:number-columns-repeated="2"/>
          <table:table-cell table:number-columns-repeated="1018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1.3” OLED Displa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67" calcext:value-type="float">
            <text:p>367</text:p>
          </table:table-cell>
          <table:table-cell table:style-name="ce18" office:value-type="string" calcext:value-type="string">
            <text:p><text:a xlink:href="https://robu.in/product/1-3-inch-i2c-iic-oled-4-pin-lcd-module-4pin-with-vcc-gnd-blue/" xlink:type="simple">https://robu.in/product/1-3-inch-i2c-iic-oled-4-pin-lcd-module-4pin-with-vcc-gnd-blue/</text:a></text:p>
          </table:table-cell>
          <table:table-cell table:style-name="ce18" office:value-type="float" office:value="617729" calcext:value-type="float">
            <text:p>617729</text:p>
          </table:table-cell>
          <table:table-cell table:number-columns-repeated="1018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IR Emitter and Receiver LE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10k Trimmer Potentiomet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9" calcext:value-type="float">
            <text:p>89</text:p>
          </table:table-cell>
          <table:table-cell table:style-name="ce18" office:value-type="string" calcext:value-type="string">
            <text:p><text:a xlink:href="https://robu.in/product/3296w-10k-ohm-trimpot-trimmer-potentiometer-pack-of-5/" xlink:type="simple">https://robu.in/product/3296w-10k-ohm-trimpot-trimmer-potentiometer-pack-of-5/</text:a></text:p>
          </table:table-cell>
          <table:table-cell table:style-name="ce18" office:value-type="float" office:value="611196" calcext:value-type="float">
            <text:p>611196</text:p>
          </table:table-cell>
          <table:table-cell table:number-columns-repeated="1018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100R resisto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0" office:value-type="string" calcext:value-type="string">
            <text:p>Male and Female Header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0" office:value-type="string" calcext:value-type="string">
            <text:p>1uF Capacito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3.25" calcext:value-type="float">
            <text:p>23.25</text:p>
          </table:table-cell>
          <table:table-cell table:style-name="ce18" office:value-type="string" calcext:value-type="string">
            <text:p><text:a xlink:href="https://www.digikey.in/en/products/detail/murata-electronics/GCG21BR71H105KA01L/16033470" xlink:type="simple">https://www.digikey.in/en/products/detail/murata-electronics/GCG21BR71H105KA01L/16033470</text:a></text:p>
          </table:table-cell>
          <table:table-cell table:style-name="ce10" office:value-type="string" calcext:value-type="string">
            <text:p>490-GCG21BR71H105KA01LCT-ND</text:p>
          </table:table-cell>
          <table:table-cell table:number-columns-repeated="1018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0" office:value-type="string" calcext:value-type="string">
            <text:p>10uF Capacitor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.26" calcext:value-type="float">
            <text:p>18.26</text:p>
          </table:table-cell>
          <table:table-cell table:style-name="ce18" office:value-type="string" calcext:value-type="string">
            <text:p><text:a xlink:href="https://www.digikey.in/en/products/detail/murata-electronics/GRM21BR61E106KA73L/2334874" xlink:type="simple">https://www.digikey.in/en/products/detail/murata-electronics/GRM21BR61E106KA73L/2334874</text:a></text:p>
          </table:table-cell>
          <table:table-cell table:style-name="ce10" office:value-type="string" calcext:value-type="string">
            <text:p>490-5523-1-ND</text:p>
          </table:table-cell>
          <table:table-cell table:number-columns-repeated="1018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0" office:value-type="string" calcext:value-type="string">
            <text:p>0.1uF Capacito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9.92" calcext:value-type="float">
            <text:p>19.92</text:p>
          </table:table-cell>
          <table:table-cell table:style-name="ce18" office:value-type="string" calcext:value-type="string">
            <text:p><text:a xlink:href="https://www.digikey.in/en/products/detail/murata-electronics/GCJ21BR72A104KA01K/11618560" xlink:type="simple">https://www.digikey.in/en/products/detail/murata-electronics/GCJ21BR72A104KA01K/11618560</text:a></text:p>
          </table:table-cell>
          <table:table-cell table:style-name="ce10" office:value-type="string" calcext:value-type="string">
            <text:p>490-GCJ21BR72A104KA01KCT-ND</text:p>
          </table:table-cell>
          <table:table-cell table:number-columns-repeated="1018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>
            <text:p>33pF Capacito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1.4" calcext:value-type="float">
            <text:p>71.4</text:p>
          </table:table-cell>
          <table:table-cell table:style-name="ce18" office:value-type="string" calcext:value-type="string">
            <text:p><text:a xlink:href="https://www.digikey.in/en/products/detail/murata-electronics/GQM2195C2E330FB12D/11618474" xlink:type="simple">https://www.digikey.in/en/products/detail/murata-electronics/GQM2195C2E330FB12D/11618474</text:a></text:p>
          </table:table-cell>
          <table:table-cell table:style-name="ce10" office:value-type="string" calcext:value-type="string">
            <text:p>490-GQM2195C2E330FB12DCT-ND</text:p>
          </table:table-cell>
          <table:table-cell table:number-columns-repeated="1018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0" office:value-type="string" calcext:value-type="string">
            <text:p>10k Resisto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.62" calcext:value-type="float">
            <text:p>11.62</text:p>
          </table:table-cell>
          <table:table-cell table:style-name="ce18" office:value-type="string" calcext:value-type="string">
            <text:p><text:a xlink:href="https://www.digikey.in/en/products/detail/rohm-semiconductor/ESR03EZPF1002/1983429" xlink:type="simple">https://www.digikey.in/en/products/detail/rohm-semiconductor/ESR03EZPF1002/1983429</text:a></text:p>
          </table:table-cell>
          <table:table-cell table:style-name="ce10" office:value-type="string" calcext:value-type="string">
            <text:p>RHM10KADCT-ND</text:p>
          </table:table-cell>
          <table:table-cell table:number-columns-repeated="1018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0" office:value-type="string" calcext:value-type="string">
            <text:p>1.5k Resistor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1.62" calcext:value-type="float">
            <text:p>11.62</text:p>
          </table:table-cell>
          <table:table-cell table:style-name="ce18" office:value-type="string" calcext:value-type="string">
            <text:p><text:a xlink:href="https://www.digikey.in/en/products/detail/rohm-semiconductor/ESR03EZPF1501/1983433" xlink:type="simple">https://www.digikey.in/en/products/detail/rohm-semiconductor/ESR03EZPF1501/1983433</text:a></text:p>
          </table:table-cell>
          <table:table-cell table:style-name="ce10" office:value-type="string" calcext:value-type="string">
            <text:p>RHM1.50KADCT-ND</text:p>
          </table:table-cell>
          <table:table-cell table:number-columns-repeated="1018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0" office:value-type="string" calcext:value-type="string">
            <text:p>500R Resistor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10.79" calcext:value-type="float">
            <text:p>10.79</text:p>
          </table:table-cell>
          <table:table-cell table:style-name="ce18" office:value-type="string" calcext:value-type="string">
            <text:p><text:a xlink:href="https://www.digikey.in/en/products/detail/rohm-semiconductor/ESR03EZPJ511/1762734" xlink:type="simple">https://www.digikey.in/en/products/detail/rohm-semiconductor/ESR03EZPJ511/1762734</text:a></text:p>
          </table:table-cell>
          <table:table-cell table:style-name="ce10" office:value-type="string" calcext:value-type="string">
            <text:p>RHM510DCT-ND</text:p>
          </table:table-cell>
          <table:table-cell table:number-columns-repeated="1018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0" office:value-type="string" calcext:value-type="string">
            <text:p>0R Resistor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8.3" calcext:value-type="float">
            <text:p>8.3</text:p>
          </table:table-cell>
          <table:table-cell table:style-name="ce18" office:value-type="string" calcext:value-type="string">
            <text:p><text:a xlink:href="https://www.digikey.in/en/products/detail/rohm-semiconductor/SFR03EZPJ000/9771856" xlink:type="simple">https://www.digikey.in/en/products/detail/rohm-semiconductor/SFR03EZPJ000/9771856</text:a></text:p>
          </table:table-cell>
          <table:table-cell table:style-name="ce10" office:value-type="string" calcext:value-type="string">
            <text:p>511-1823-1-ND</text:p>
          </table:table-cell>
          <table:table-cell table:number-columns-repeated="1018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STM32F103C8T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32.99" calcext:value-type="float">
            <text:p>532.99</text:p>
          </table:table-cell>
          <table:table-cell table:style-name="ce18" office:value-type="string" calcext:value-type="string">
            <text:p><text:a xlink:href="https://www.digikey.in/en/products/detail/stmicroelectronics/STM32F103C8T6TR/2122442" xlink:type="simple">https://www.digikey.in/en/products/detail/stmicroelectronics/STM32F103C8T6TR/2122442</text:a></text:p>
          </table:table-cell>
          <table:table-cell table:style-name="ce10" office:value-type="string" calcext:value-type="string">
            <text:p>497-17666-1-ND</text:p>
          </table:table-cell>
          <table:table-cell table:number-columns-repeated="1018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2" office:value-type="string" calcext:value-type="string">
            <text:p>Slide Switch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8.83" calcext:value-type="float">
            <text:p>88.83</text:p>
          </table:table-cell>
          <table:table-cell table:style-name="ce21" office:value-type="string" calcext:value-type="string">
            <text:p><text:a xlink:href="https://www.digikey.in/en/products/detail/c-k/PCM12SMTR/1640112" xlink:type="simple">https://www.digikey.in/en/products/detail/c-k/PCM12SMTR/1640112</text:a></text:p>
          </table:table-cell>
          <table:table-cell table:style-name="ce10" office:value-type="string" calcext:value-type="string">
            <text:p>401-2016-1-ND</text:p>
          </table:table-cell>
          <table:table-cell table:number-columns-repeated="1018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6" office:value-type="string" calcext:value-type="string">
            <text:p>OP-Amp LMV321W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0.68" calcext:value-type="float">
            <text:p>40.68</text:p>
          </table:table-cell>
          <table:table-cell table:style-name="ce21" office:value-type="string" calcext:value-type="string">
            <text:p><text:a xlink:href="https://www.digikey.in/en/products/detail/diodes-incorporated/LMV321WG-7/2182582" xlink:type="simple">https://www.digikey.in/en/products/detail/diodes-incorporated/LMV321WG-7/2182582</text:a></text:p>
          </table:table-cell>
          <table:table-cell table:style-name="ce10" office:value-type="string" calcext:value-type="string">
            <text:p>LMV321WG-7DICT-ND</text:p>
          </table:table-cell>
          <table:table-cell table:number-columns-repeated="1018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6" office:value-type="string" calcext:value-type="string">
            <text:p>Indication Yellow LE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.74" calcext:value-type="float">
            <text:p>25.74</text:p>
          </table:table-cell>
          <table:table-cell table:style-name="ce18" office:value-type="string" calcext:value-type="string">
            <text:p><text:a xlink:href="https://www.digikey.in/en/products/detail/dialight/5988070107F/1291269" xlink:type="simple">https://www.digikey.in/en/products/detail/dialight/5988070107F/1291269</text:a></text:p>
          </table:table-cell>
          <table:table-cell table:style-name="ce10" office:value-type="string" calcext:value-type="string">
            <text:p>350-2035-1-ND</text:p>
          </table:table-cell>
          <table:table-cell table:number-columns-repeated="1018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0" office:value-type="string" calcext:value-type="string">
            <text:p>AMS1117 3.3v regulat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1.55" calcext:value-type="float">
            <text:p>31.55</text:p>
          </table:table-cell>
          <table:table-cell table:style-name="ce18" office:value-type="string" calcext:value-type="string">
            <text:p><text:a xlink:href="https://www.digikey.in/en/products/detail/diodes-incorporated/AZ1117H-3-3TRE1/4471000" xlink:type="simple">https://www.digikey.in/en/products/detail/diodes-incorporated/AZ1117H-3-3TRE1/4471000</text:a></text:p>
          </table:table-cell>
          <table:table-cell table:style-name="ce10" office:value-type="string" calcext:value-type="string">
            <text:p>AZ1117H-3.3TRE1DICT-ND</text:p>
          </table:table-cell>
          <table:table-cell table:number-columns-repeated="1018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3" office:value-type="string" calcext:value-type="string">
            <text:p>Crystal Oscillat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2.38" calcext:value-type="float">
            <text:p>32.38</text:p>
          </table:table-cell>
          <table:table-cell table:style-name="ce18" office:value-type="string" calcext:value-type="string">
            <text:p><text:a xlink:href="https://www.digikey.in/en/products/detail/fox-electronics/FC4SDCBMF8-0-T1/1024602" xlink:type="simple">https://www.digikey.in/en/products/detail/fox-electronics/FC4SDCBMF8-0-T1/1024602</text:a></text:p>
          </table:table-cell>
          <table:table-cell table:style-name="ce10" office:value-type="string" calcext:value-type="string">
            <text:p>631-1010-1-ND</text:p>
          </table:table-cell>
          <table:table-cell table:number-columns-repeated="1018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13" office:value-type="string" calcext:value-type="string">
            <text:p>Toggle Switch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9.92" calcext:value-type="float">
            <text:p>19.92</text:p>
          </table:table-cell>
          <table:table-cell table:style-name="ce18" office:value-type="string" calcext:value-type="string">
            <text:p><text:a xlink:href="https://www.digikey.in/en/products/detail/cui-devices/TS09-63-25-WT-160-SMT-TR/15839066" xlink:type="simple">https://www.digikey.in/en/products/detail/cui-devices/TS09-63-25-WT-160-SMT-TR/15839066</text:a></text:p>
          </table:table-cell>
          <table:table-cell table:style-name="ce10" office:value-type="string" calcext:value-type="string">
            <text:p>2223-TS09-63-25-WT-160-SMT-TRCT-ND</text:p>
          </table:table-cell>
          <table:table-cell table:number-columns-repeated="1018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10" office:value-type="string" calcext:value-type="string">
            <text:p>120R Ferrite Bea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.77" calcext:value-type="float">
            <text:p>15.77</text:p>
          </table:table-cell>
          <table:table-cell table:style-name="ce18" office:value-type="string" calcext:value-type="string">
            <text:p><text:a xlink:href="https://www.digikey.in/en/products/detail/laird-signal-integrity-products/MI0603M121R-10/806614" xlink:type="simple">https://www.digikey.in/en/products/detail/laird-signal-integrity-products/MI0603M121R-10/806614</text:a></text:p>
          </table:table-cell>
          <table:table-cell table:style-name="ce10" office:value-type="string" calcext:value-type="string">
            <text:p>240-2375-1-ND</text:p>
          </table:table-cell>
          <table:table-cell table:number-columns-repeated="1018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0" office:value-type="string" calcext:value-type="string">
            <text:p>Micro US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8.11" calcext:value-type="float">
            <text:p>58.11</text:p>
          </table:table-cell>
          <table:table-cell table:style-name="ce18" office:value-type="string" calcext:value-type="string">
            <text:p><text:a xlink:href="https://www.digikey.in/en/products/detail/gct/USB3076-30-A/9859635" xlink:type="simple">https://www.digikey.in/en/products/detail/gct/USB3076-30-A/9859635</text:a></text:p>
          </table:table-cell>
          <table:table-cell table:style-name="ce24" office:value-type="string" calcext:value-type="string">
            <text:p>2073-USB3076-30-ACT-ND</text:p>
          </table:table-cell>
          <table:table-cell table:number-columns-repeated="1018"/>
        </table:table-row>
        <table:table-row table:style-name="ro1">
          <table:table-cell table:style-name="ce10" table:number-columns-repeated="4"/>
          <table:table-cell table:style-name="ce18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9" office:value-type="string" calcext:value-type="string">
            <text:p>TOTAL AMOUNT (in Rs.) =</text:p>
          </table:table-cell>
          <table:table-cell table:style-name="ce9"/>
          <table:table-cell table:style-name="ce9" table:formula="of:=SUMPRODUCT([.C2:.C24];[.D2:.D24])" office:value-type="float" office:value="1876.58" calcext:value-type="float">
            <text:p>1876.58</text:p>
          </table:table-cell>
          <table:table-cell table:style-name="ce10"/>
          <table:table-cell table:style-name="ce18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time-style style:name="N1015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currency-style style:name="N1015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0" number:language="en" number:country="US">
      <number:month number:textual="true"/>
      <number:text>-</number:text>
      <number:year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time-style style:name="N10137" number:language="en" number:country="US">
      <number:hours/>
      <number:text>:</number:text>
      <number:minutes number:style="long"/>
    </number:tim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date-style style:name="N10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6" number:language="en" number:country="US">
      <number:day/>
      <number:text>-</number:text>
      <number:month number:textual="true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number-style style:name="N1012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1:16:59.229886587</meta:creation-date>
    <meta:generator>LibreOffice/7.3.7.2$Linux_X86_64 LibreOffice_project/30$Build-2</meta:generator>
    <dc:date>2023-09-17T10:29:27.868038545</dc:date>
    <meta:editing-duration>PT5H55M20S</meta:editing-duration>
    <meta:editing-cycles>22</meta:editing-cycles>
    <meta:document-statistic meta:table-count="1" meta:cell-count="142" meta:object-count="0"/>
  </office:meta>
</office:document-meta>
</file>